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width="0.106cm" svg:stroke-color="#579d1c" draw:marker-start-width="0.359cm" draw:marker-end-width="0.359cm" draw:fill="solid" draw:fill-color="#cddc39" draw:opacity="100%" draw:textarea-horizontal-align="justify" draw:textarea-vertical-align="middle" draw:auto-grow-height="false" fo:min-height="2.338cm" fo:min-width="2.088cm" fo:padding-top="0.178cm" fo:padding-bottom="0.178cm" fo:padding-left="0.303cm" fo:padding-right="0.303cm"/>
      <style:paragraph-properties style:writing-mode="lr-tb"/>
    </style:style>
    <style:style style:name="gr2" style:family="graphic" style:parent-style-name="standard">
      <style:graphic-properties svg:stroke-width="0.106cm" svg:stroke-color="#004586" draw:marker-start-width="0.359cm" draw:marker-end-width="0.359cm" draw:fill="solid" draw:fill-color="#729fcf" draw:textarea-horizontal-align="justify" draw:textarea-vertical-align="middle" draw:auto-grow-height="false" fo:min-height="2.338cm" fo:min-width="2.088cm" fo:padding-top="0.178cm" fo:padding-bottom="0.178cm" fo:padding-left="0.303cm" fo:padding-right="0.303cm"/>
      <style:paragraph-properties style:writing-mode="lr-tb"/>
    </style:style>
    <style:style style:name="gr3" style:family="graphic" style:parent-style-name="objectwithoutfill">
      <style:graphic-properties svg:stroke-color="#000000" draw:marker-end="Arrow" draw:marker-end-width="0.3cm" draw:fill="solid"/>
    </style:style>
    <style:style style:name="gr4" style:family="graphic" style:parent-style-name="standard">
      <style:graphic-properties draw:stroke="none" svg:stroke-color="#000000" draw:fill="none" draw:fill-color="#ffffff" draw:textarea-horizontal-align="center" draw:auto-grow-height="true" draw:auto-grow-width="false" fo:min-height="1.02cm" fo:min-width="0cm"/>
      <style:paragraph-properties style:writing-mode="lr-tb"/>
    </style:style>
    <style:style style:name="gr5" style:family="graphic" style:parent-style-name="standard">
      <style:graphic-properties draw:stroke="none" svg:stroke-width="0.106cm" svg:stroke-color="#579d1c" draw:marker-start-width="0.359cm" draw:marker-end-width="0.359cm" draw:fill="none" draw:fill-color="#579d1c" draw:opacity="100%" draw:textarea-horizontal-align="center" draw:textarea-vertical-align="middle" draw:auto-grow-height="true" draw:auto-grow-width="false" fo:min-height="0.729cm" fo:min-width="0cm"/>
      <style:paragraph-properties style:writing-mode="lr-tb"/>
    </style:style>
    <style:style style:name="gr6" style:family="graphic" style:parent-style-name="standard">
      <style:graphic-properties draw:stroke="none" svg:stroke-width="0.106cm" svg:stroke-color="#004586" draw:marker-start-width="0.359cm" draw:marker-end-width="0.359cm" draw:fill="none" draw:fill-color="#729fcf" draw:textarea-horizontal-align="center" draw:textarea-vertical-align="middle" draw:auto-grow-height="true" draw:auto-grow-width="false" fo:min-height="0.729cm" fo:min-width="0cm"/>
      <style:paragraph-properties style:writing-mode="lr-tb"/>
    </style:style>
    <style:style style:name="gr7" style:family="graphic" style:parent-style-name="standard">
      <style:graphic-properties svg:stroke-width="0.106cm" svg:stroke-color="#004586" draw:marker-start-width="0.359cm" draw:marker-end-width="0.359cm" draw:fill="solid" draw:fill-color="#729fcf" draw:opacity="100%" draw:textarea-horizontal-align="justify" draw:textarea-vertical-align="middle" draw:auto-grow-height="false" fo:min-height="2.338cm" fo:min-width="2.088cm" fo:padding-top="0.178cm" fo:padding-bottom="0.178cm" fo:padding-left="0.303cm" fo:padding-right="0.303cm"/>
      <style:paragraph-properties style:writing-mode="lr-tb"/>
    </style:style>
    <style:style style:name="gr8" style:family="graphic" style:parent-style-name="standard">
      <style:graphic-properties svg:stroke-width="0.106cm" svg:stroke-color="#579d1c" draw:marker-start-width="0.359cm" draw:marker-end-width="0.359cm" draw:fill="solid" draw:fill-color="#cddc39" draw:textarea-horizontal-align="justify" draw:textarea-vertical-align="middle" draw:auto-grow-height="false" fo:min-height="2.444cm" fo:min-width="2.194cm" fo:padding-top="0.178cm" fo:padding-bottom="0.178cm" fo:padding-left="0.303cm" fo:padding-right="0.303cm"/>
      <style:paragraph-properties style:writing-mode="lr-tb"/>
    </style:style>
    <style:style style:name="gr9" style:family="graphic" style:parent-style-name="standard">
      <style:graphic-properties draw:stroke="none" svg:stroke-color="#000000" draw:fill="none" draw:fill-color="#ffffff" draw:textarea-horizontal-align="center" draw:textarea-vertical-align="middle" draw:auto-grow-height="true" draw:auto-grow-width="false" fo:min-height="0.729cm" fo:min-width="0cm"/>
      <style:paragraph-properties style:writing-mode="lr-tb"/>
    </style:style>
    <style:style style:name="gr10" style:family="graphic" style:parent-style-name="standard">
      <style:graphic-properties svg:stroke-color="#069a2e" draw:fill-color="#cddc39" draw:textarea-horizontal-align="justify" draw:textarea-vertical-align="middle" draw:auto-grow-height="false" fo:min-height="14.258cm" fo:min-width="19.72cm" fo:wrap-option="no-wrap"/>
    </style:style>
    <style:style style:name="gr11" style:family="graphic" style:parent-style-name="standard">
      <style:graphic-properties svg:stroke-width="0.106cm" svg:stroke-color="#b85c00" draw:marker-start-width="0.359cm" draw:marker-end-width="0.359cm" draw:fill="solid" draw:fill-color="#e8a202" draw:opacity="100%" draw:textarea-horizontal-align="justify" draw:textarea-vertical-align="middle" draw:auto-grow-height="false" fo:min-height="2.338cm" fo:min-width="2.088cm" fo:padding-top="0.178cm" fo:padding-bottom="0.178cm" fo:padding-left="0.303cm" fo:padding-right="0.303cm"/>
      <style:paragraph-properties style:writing-mode="lr-tb"/>
    </style:style>
    <style:style style:name="gr12" style:family="graphic" style:parent-style-name="standard">
      <style:graphic-properties svg:stroke-width="0.106cm" svg:stroke-color="#b85c00" draw:marker-start-width="0.359cm" draw:marker-end-width="0.359cm" draw:fill="solid" draw:fill-color="#e8a202" draw:textarea-horizontal-align="justify" draw:textarea-vertical-align="middle" draw:auto-grow-height="false" fo:min-height="2.338cm" fo:min-width="2.088cm" fo:padding-top="0.178cm" fo:padding-bottom="0.178cm" fo:padding-left="0.303cm" fo:padding-right="0.303cm"/>
      <style:paragraph-properties style:writing-mode="lr-tb"/>
    </style:style>
    <style:style style:name="gr13" style:family="graphic" style:parent-style-name="objectwithoutfill">
      <style:graphic-properties svg:stroke-width="0.847cm" svg:stroke-color="#b85c00" draw:marker-start-width="1.47cm" draw:marker-end="" draw:marker-end-width="1.57cm" draw:fill="solid" fo:padding-top="0.548cm" fo:padding-bottom="0.548cm" fo:padding-left="0.673cm" fo:padding-right="0.673cm"/>
    </style:style>
    <style:style style:name="gr14" style:family="graphic" style:parent-style-name="objectwithoutfill">
      <style:graphic-properties svg:stroke-width="0.847cm" svg:stroke-color="#b85c00" draw:marker-start-width="1.469cm" draw:marker-end="" draw:marker-end-width="1.569cm" draw:fill="solid" fo:padding-top="0.547cm" fo:padding-bottom="0.547cm" fo:padding-left="0.672cm" fo:padding-right="0.672cm"/>
    </style:style>
    <style:style style:name="gr15" style:family="graphic" style:parent-style-name="objectwithoutfill">
      <style:graphic-properties svg:stroke-width="0.635cm" svg:stroke-color="#b85c00" draw:marker-start-width="1.151cm" draw:marker-end="" draw:marker-end-width="1.251cm" draw:fill="solid" fo:padding-top="0.441cm" fo:padding-bottom="0.441cm" fo:padding-left="0.566cm" fo:padding-right="0.566cm"/>
    </style:style>
    <style:style style:name="gr16" style:family="graphic" style:parent-style-name="objectwithoutfill">
      <style:graphic-properties svg:stroke-width="0.423cm" svg:stroke-color="#b85c00" draw:marker-start-width="0.834cm" draw:marker-end="" draw:marker-end-width="0.934cm" draw:fill="solid" fo:padding-top="0.336cm" fo:padding-bottom="0.336cm" fo:padding-left="0.461cm" fo:padding-right="0.461cm"/>
    </style:style>
    <style:style style:name="gr17" style:family="graphic" style:parent-style-name="objectwithoutfill">
      <style:graphic-properties svg:stroke-width="0.635cm" svg:stroke-color="#b85c00" draw:marker-start-width="1.152cm" draw:marker-end="" draw:marker-end-width="1.252cm" draw:fill="solid" fo:padding-top="0.442cm" fo:padding-bottom="0.442cm" fo:padding-left="0.567cm" fo:padding-right="0.567cm"/>
    </style:style>
    <style:style style:name="gr18" style:family="graphic" style:parent-style-name="standard">
      <style:graphic-properties svg:stroke-color="#b85c00" draw:fill-color="#b85c00" draw:textarea-horizontal-align="justify" draw:textarea-vertical-align="middle" draw:auto-grow-height="false" fo:min-height="3.433cm" fo:min-width="0.77cm"/>
    </style:style>
    <style:style style:name="P1" style:family="paragraph">
      <style:paragraph-properties fo:text-align="center" style:writing-mode="lr-tb"/>
      <style:text-properties style:font-name="Liberation Sans Narrow"/>
    </style:style>
    <style:style style:name="P2" style:family="paragraph">
      <loext:graphic-properties draw:fill="solid" draw:fill-color="#cddc39" draw:opacity="100%"/>
      <style:paragraph-properties fo:text-align="center" style:writing-mode="lr-tb"/>
      <style:text-properties style:font-name="Liberation Sans Narrow"/>
    </style:style>
    <style:style style:name="P3" style:family="paragraph">
      <loext:graphic-properties draw:fill="solid" draw:fill-color="#729fcf"/>
      <style:paragraph-properties fo:text-align="center" style:writing-mode="lr-tb"/>
      <style:text-properties style:font-name="Liberation Sans Narrow"/>
    </style:style>
    <style:style style:name="P4" style:family="paragraph">
      <loext:graphic-properties draw:fill="solid"/>
    </style:style>
    <style:style style:name="P5" style:family="paragraph">
      <loext:graphic-properties draw:fill="none" draw:fill-color="#ffffff"/>
      <style:paragraph-properties style:writing-mode="lr-tb"/>
      <style:text-properties style:font-name="Liberation Sans Narrow"/>
    </style:style>
    <style:style style:name="P6" style:family="paragraph">
      <style:paragraph-properties fo:text-align="center">
        <style:tab-stops/>
      </style:paragraph-properties>
    </style:style>
    <style:style style:name="P7" style:family="paragraph">
      <loext:graphic-properties draw:fill="none" draw:fill-color="#579d1c" draw:opacity="100%"/>
      <style:paragraph-properties fo:text-align="center" style:writing-mode="lr-tb">
        <style:tab-stops/>
      </style:paragraph-properties>
      <style:text-properties style:font-name="Liberation Sans Narrow" fo:font-size="14pt" fo:font-weight="bold" style:font-weight-asian="bold" style:font-weight-complex="bold"/>
    </style:style>
    <style:style style:name="P8" style:family="paragraph">
      <loext:graphic-properties draw:fill="none" draw:fill-color="#729fcf"/>
      <style:paragraph-properties fo:text-align="center" style:writing-mode="lr-tb">
        <style:tab-stops/>
      </style:paragraph-properties>
      <style:text-properties style:font-name="Liberation Sans Narrow" fo:font-size="14pt" fo:font-weight="bold" style:font-weight-asian="bold" style:font-weight-complex="bold"/>
    </style:style>
    <style:style style:name="P9" style:family="paragraph">
      <loext:graphic-properties draw:fill="solid" draw:fill-color="#729fcf" draw:opacity="100%"/>
      <style:paragraph-properties fo:text-align="center" style:writing-mode="lr-tb"/>
      <style:text-properties style:font-name="Liberation Sans Narrow"/>
    </style:style>
    <style:style style:name="P10" style:family="paragraph">
      <loext:graphic-properties draw:fill="solid" draw:fill-color="#cddc39"/>
      <style:paragraph-properties fo:text-align="center" style:writing-mode="lr-tb"/>
      <style:text-properties style:font-name="Liberation Sans Narrow"/>
    </style:style>
    <style:style style:name="P11" style:family="paragraph">
      <loext:graphic-properties draw:fill="none" draw:fill-color="#ffffff"/>
      <style:paragraph-properties fo:text-align="center" style:writing-mode="lr-tb">
        <style:tab-stops/>
      </style:paragraph-properties>
      <style:text-properties style:font-name="Liberation Sans Narrow" fo:font-size="14pt" fo:font-weight="bold" style:font-weight-asian="bold" style:font-weight-complex="bold"/>
    </style:style>
    <style:style style:name="P12" style:family="paragraph">
      <loext:graphic-properties draw:fill="solid" draw:fill-color="#cddc39" draw:opacity="100%"/>
      <style:paragraph-properties fo:text-align="center" style:writing-mode="lr-tb"/>
      <style:text-properties style:font-name="Liberation Sans Narrow" fo:font-size="18pt"/>
    </style:style>
    <style:style style:name="P13" style:family="paragraph">
      <loext:graphic-properties draw:fill="solid" draw:fill-color="#729fcf"/>
      <style:paragraph-properties fo:text-align="center" style:writing-mode="lr-tb"/>
      <style:text-properties style:font-name="Liberation Sans Narrow" fo:font-size="18pt"/>
    </style:style>
    <style:style style:name="P14" style:family="paragraph">
      <loext:graphic-properties draw:fill-color="#cddc39"/>
      <style:paragraph-properties fo:text-align="center"/>
    </style:style>
    <style:style style:name="P15" style:family="paragraph">
      <loext:graphic-properties draw:fill="solid" draw:fill-color="#e8a202" draw:opacity="100%"/>
      <style:paragraph-properties fo:text-align="center" style:writing-mode="lr-tb"/>
      <style:text-properties style:font-name="Liberation Sans Narrow" fo:font-size="18pt"/>
    </style:style>
    <style:style style:name="P16" style:family="paragraph">
      <loext:graphic-properties draw:fill="solid" draw:fill-color="#e8a202"/>
      <style:paragraph-properties fo:text-align="center" style:writing-mode="lr-tb"/>
      <style:text-properties style:font-name="Liberation Sans Narrow" fo:font-size="18pt"/>
    </style:style>
    <style:style style:name="P17" style:family="paragraph">
      <loext:graphic-properties draw:fill-color="#b85c00"/>
      <style:paragraph-properties fo:text-align="center"/>
    </style:style>
    <style:style style:name="T1" style:family="text">
      <style:text-properties style:font-name="Liberation Sans Narrow"/>
    </style:style>
    <style:style style:name="T2" style:family="text">
      <style:text-properties style:font-name="Liberation Sans Narrow" fo:font-size="14pt"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2" draw:id="id2" draw:layer="layout" svg:width="3.81cm" svg:height="3.81cm" svg:x="9.89cm" svg:y="9.89cm">
          <text:p text:style-name="P1"><text:span text:style-name="T1">una balena</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3" xml:id="id4" draw:id="id4" draw:layer="layout" svg:width="3.81cm" svg:height="3.81cm" svg:x="22.59cm" svg:y="14.97cm">
          <text:p text:style-name="P1"><text:span text:style-name="T1">mangia le</text:span><text:span text:style-name="T1"><text:line-break/></text:span><text:span text:style-name="T1">formich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2" xml:id="id5" draw:id="id5" draw:layer="layout" svg:width="3.81cm" svg:height="3.81cm" svg:x="18.78cm" svg:y="18.78cm">
          <text:p text:style-name="P1"><text:span text:style-name="T1">un pangolino</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 draw:text-style-name="P2" xml:id="id6" draw:id="id6" draw:layer="layout" svg:width="3.81cm" svg:height="3.81cm" svg:x="26.4cm" svg:y="18.78cm">
          <text:p text:style-name="P1"><text:span text:style-name="T1">un serpente</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 draw:text-style-name="P2" xml:id="id7" draw:id="id7" draw:layer="layout" svg:width="3.81cm" svg:height="3.81cm" svg:x="32.75cm" svg:y="14.97cm">
          <text:p text:style-name="P1"><text:span text:style-name="T1">una formic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3" xml:id="id3" draw:id="id3" draw:layer="layout" svg:width="3.81cm" svg:height="3.81cm" svg:x="27.67cm" svg:y="9.89cm">
          <text:p text:style-name="P1"><text:span text:style-name="T1">è squamoso</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3" xml:id="id1" draw:id="id1" draw:layer="layout" svg:width="3.81cm" svg:height="3.81cm" svg:x="18.72cm" svg:y="4.81cm">
          <text:p text:style-name="P1"><text:span text:style-name="T1">vive nel mare</text:span></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3" draw:text-style-name="P4" draw:layer="layout" draw:type="line" svg:x1="19.278cm" svg:y1="8.062cm" svg:x2="13.142cm" svg:y2="10.448cm" draw:start-shape="id1" draw:start-glue-point="7" draw:end-shape="id2" draw:end-glue-point="11" svg:d="M19278 8062l-6136 2386" svg:viewBox="0 0 6137 2387">
          <text:p/>
        </draw:connector>
        <draw:connector draw:style-name="gr3" draw:text-style-name="P4" draw:layer="layout" draw:type="line" svg:x1="21.972cm" svg:y1="8.062cm" svg:x2="28.228cm" svg:y2="10.448cm" draw:start-shape="id1" draw:start-glue-point="9" draw:end-shape="id3" draw:end-glue-point="5" svg:d="M21972 8062l6256 2386" svg:viewBox="0 0 6257 2387">
          <text:p/>
        </draw:connector>
        <draw:connector draw:style-name="gr3" draw:text-style-name="P4" draw:layer="layout" draw:type="line" svg:x1="28.228cm" svg:y1="13.142cm" svg:x2="25.842cm" svg:y2="15.528cm" draw:start-shape="id3" draw:start-glue-point="7" draw:end-shape="id4" draw:end-glue-point="11" svg:d="M28228 13142l-2386 2386" svg:viewBox="0 0 2387 2387">
          <text:p/>
        </draw:connector>
        <draw:connector draw:style-name="gr3" draw:text-style-name="P4" draw:layer="layout" draw:type="line" svg:x1="23.071cm" svg:y1="18.172cm" svg:x2="22.032cm" svg:y2="19.338cm" draw:end-shape="id5" draw:end-glue-point="11" svg:d="M23071 18172l-1039 1166" svg:viewBox="0 0 1040 1167">
          <text:p/>
        </draw:connector>
        <draw:connector draw:style-name="gr3" draw:text-style-name="P4" draw:layer="layout" draw:type="line" svg:x1="25.842cm" svg:y1="18.222cm" svg:x2="26.958cm" svg:y2="19.338cm" draw:start-shape="id4" draw:start-glue-point="9" draw:end-shape="id6" draw:end-glue-point="5" svg:d="M25842 18222l1116 1116" svg:viewBox="0 0 1117 1117">
          <text:p/>
        </draw:connector>
        <draw:connector draw:style-name="gr3" draw:text-style-name="P4" draw:layer="layout" draw:type="line" svg:x1="30.922cm" svg:y1="13.142cm" svg:x2="33.308cm" svg:y2="15.528cm" draw:start-shape="id3" draw:start-glue-point="9" draw:end-shape="id7" draw:end-glue-point="5" svg:d="M30922 13142l2386 2386" svg:viewBox="0 0 2387 2387">
          <text:p/>
        </draw:connector>
        <draw:frame draw:style-name="gr4" draw:text-style-name="P5" draw:layer="layout" svg:width="1.27cm" svg:height="1.27cm" svg:x="21.32cm" svg:y="17.51cm">
          <draw:text-box>
            <text:p><text:span text:style-name="T1">sì</text:span></text:p>
          </draw:text-box>
        </draw:frame>
        <draw:frame draw:style-name="gr4" draw:text-style-name="P5" draw:layer="layout" svg:width="1.27cm" svg:height="1.27cm" svg:x="21.32cm" svg:y="17.51cm">
          <draw:text-box>
            <text:p><text:span text:style-name="T1">sì</text:span></text:p>
          </draw:text-box>
        </draw:frame>
        <draw:frame draw:style-name="gr4" draw:text-style-name="P5" draw:layer="layout" svg:width="1.27cm" svg:height="1.27cm" svg:x="26.4cm" svg:y="17.51cm">
          <draw:text-box>
            <text:p><text:span text:style-name="T1">no</text:span></text:p>
          </draw:text-box>
        </draw:frame>
        <draw:frame draw:style-name="gr4" draw:text-style-name="P5" draw:layer="layout" svg:width="1.27cm" svg:height="1.27cm" svg:x="26.4cm" svg:y="12.43cm">
          <draw:text-box>
            <text:p><text:span text:style-name="T1">sì</text:span></text:p>
          </draw:text-box>
        </draw:frame>
        <draw:frame draw:style-name="gr4" draw:text-style-name="P5" draw:layer="layout" svg:width="1.27cm" svg:height="1.27cm" svg:x="31.48cm" svg:y="12.43cm">
          <draw:text-box>
            <text:p><text:span text:style-name="T1">no</text:span></text:p>
          </draw:text-box>
        </draw:frame>
        <draw:frame draw:style-name="gr4" draw:text-style-name="P5" draw:layer="layout" svg:width="1.27cm" svg:height="1.27cm" svg:x="22.59cm" svg:y="7.35cm">
          <draw:text-box>
            <text:p><text:span text:style-name="T1">no</text:span></text:p>
          </draw:text-box>
        </draw:frame>
        <draw:frame draw:style-name="gr4" draw:text-style-name="P5" draw:layer="layout" svg:width="1.27cm" svg:height="1.27cm" svg:x="17.51cm" svg:y="7.35cm">
          <draw:text-box>
            <text:p><text:span text:style-name="T1">sì</text:span></text:p>
          </draw:text-box>
        </draw:frame>
      </draw:page>
      <draw:page draw:name="page2" draw:style-name="dp1" draw:master-page-name="Default">
        <draw:custom-shape draw:style-name="gr1" draw:text-style-name="P2" xml:id="id9" draw:id="id9" draw:layer="layout" svg:width="3.81cm" svg:height="3.81cm" svg:x="9.89cm" svg:y="9.89cm">
          <text:p text:style-name="P1"><text:span text:style-name="T1">una balen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7" draw:layer="layout" svg:width="1.27cm" svg:height="0.979cm" svg:x="11.16cm" svg:y="9.927cm">
          <draw:text-box>
            <text:p text:style-name="P6"><text:span text:style-name="T2">2</text:span></text:p>
          </draw:text-box>
        </draw:frame>
        <draw:custom-shape draw:style-name="gr2" draw:text-style-name="P3" xml:id="id11" draw:id="id11" draw:layer="layout" svg:width="3.81cm" svg:height="3.81cm" svg:x="22.59cm" svg:y="14.97cm">
          <text:p text:style-name="P1"><text:span text:style-name="T1">mangia le</text:span><text:span text:style-name="T1"><text:line-break/></text:span><text:span text:style-name="T1">formich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8" draw:layer="layout" svg:width="1.27cm" svg:height="0.979cm" svg:x="23.86cm" svg:y="15.007cm">
          <draw:text-box>
            <text:p text:style-name="P6"><text:span text:style-name="T2">4</text:span></text:p>
          </draw:text-box>
        </draw:frame>
        <draw:custom-shape draw:style-name="gr1" draw:text-style-name="P2" xml:id="id12" draw:id="id12" draw:layer="layout" svg:width="3.81cm" svg:height="3.81cm" svg:x="18.78cm" svg:y="18.78cm">
          <text:p text:style-name="P1"><text:span text:style-name="T1">un pangolin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7" draw:layer="layout" svg:width="1.27cm" svg:height="0.979cm" svg:x="20.05cm" svg:y="18.817cm">
          <draw:text-box>
            <text:p text:style-name="P6"><text:span text:style-name="T2">6</text:span></text:p>
          </draw:text-box>
        </draw:frame>
        <draw:custom-shape draw:style-name="gr1" draw:text-style-name="P2" xml:id="id13" draw:id="id13" draw:layer="layout" svg:width="3.81cm" svg:height="3.81cm" svg:x="26.4cm" svg:y="18.78cm">
          <text:p text:style-name="P1"><text:span text:style-name="T1">un serpen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7" draw:layer="layout" svg:width="1.27cm" svg:height="0.979cm" svg:x="27.63cm" svg:y="18.817cm">
          <draw:text-box>
            <text:p text:style-name="P6"><text:span text:style-name="T2">7</text:span></text:p>
          </draw:text-box>
        </draw:frame>
        <draw:custom-shape draw:style-name="gr1" draw:text-style-name="P2" xml:id="id14" draw:id="id14" draw:layer="layout" svg:width="3.81cm" svg:height="3.81cm" svg:x="32.75cm" svg:y="14.97cm">
          <text:p text:style-name="P1"><text:span text:style-name="T1">una formic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 draw:text-style-name="P7" draw:layer="layout" svg:width="1.27cm" svg:height="0.979cm" svg:x="34.02cm" svg:y="15.007cm">
          <draw:text-box>
            <text:p text:style-name="P6"><text:span text:style-name="T2">5</text:span></text:p>
          </draw:text-box>
        </draw:frame>
        <draw:custom-shape draw:style-name="gr2" draw:text-style-name="P3" xml:id="id10" draw:id="id10" draw:layer="layout" svg:width="3.81cm" svg:height="3.81cm" svg:x="27.67cm" svg:y="9.89cm">
          <text:p text:style-name="P1"><text:span text:style-name="T1">è squamos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8" draw:layer="layout" svg:width="1.27cm" svg:height="0.979cm" svg:x="28.97cm" svg:y="9.927cm">
          <draw:text-box>
            <text:p text:style-name="P6"><text:span text:style-name="T2">3</text:span></text:p>
          </draw:text-box>
        </draw:frame>
        <draw:custom-shape draw:style-name="gr2" draw:text-style-name="P3" xml:id="id8" draw:id="id8" draw:layer="layout" svg:width="3.81cm" svg:height="3.81cm" svg:x="18.72cm" svg:y="4.81cm">
          <text:p text:style-name="P1"><text:span text:style-name="T1">vive nel ma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8" draw:layer="layout" svg:width="1.27cm" svg:height="0.979cm" svg:x="19.99cm" svg:y="4.847cm">
          <draw:text-box>
            <text:p text:style-name="P6"><text:span text:style-name="T2">1</text:span></text:p>
          </draw:text-box>
        </draw:frame>
        <draw:connector draw:style-name="gr3" draw:text-style-name="P4" draw:layer="layout" draw:type="line" svg:x1="19.278cm" svg:y1="8.062cm" svg:x2="13.142cm" svg:y2="10.448cm" draw:start-shape="id8" draw:start-glue-point="7" draw:end-shape="id9" draw:end-glue-point="11" svg:d="M19278 8062l-6136 2386" svg:viewBox="0 0 6137 2387">
          <text:p/>
        </draw:connector>
        <draw:connector draw:style-name="gr3" draw:text-style-name="P4" draw:layer="layout" draw:type="line" svg:x1="21.972cm" svg:y1="8.062cm" svg:x2="28.228cm" svg:y2="10.448cm" draw:start-shape="id8" draw:start-glue-point="9" draw:end-shape="id10" draw:end-glue-point="5" svg:d="M21972 8062l6256 2386" svg:viewBox="0 0 6257 2387">
          <text:p/>
        </draw:connector>
        <draw:connector draw:style-name="gr3" draw:text-style-name="P4" draw:layer="layout" draw:type="line" svg:x1="28.228cm" svg:y1="13.142cm" svg:x2="25.842cm" svg:y2="15.528cm" draw:start-shape="id10" draw:start-glue-point="7" draw:end-shape="id11" draw:end-glue-point="11" svg:d="M28228 13142l-2386 2386" svg:viewBox="0 0 2387 2387">
          <text:p/>
        </draw:connector>
        <draw:connector draw:style-name="gr3" draw:text-style-name="P4" draw:layer="layout" draw:type="line" svg:x1="23.071cm" svg:y1="18.172cm" svg:x2="22.032cm" svg:y2="19.338cm" draw:end-shape="id12" draw:end-glue-point="11" svg:d="M23071 18172l-1039 1166" svg:viewBox="0 0 1040 1167">
          <text:p/>
        </draw:connector>
        <draw:connector draw:style-name="gr3" draw:text-style-name="P4" draw:layer="layout" draw:type="line" svg:x1="25.842cm" svg:y1="18.222cm" svg:x2="26.958cm" svg:y2="19.338cm" draw:start-shape="id11" draw:start-glue-point="9" draw:end-shape="id13" draw:end-glue-point="5" svg:d="M25842 18222l1116 1116" svg:viewBox="0 0 1117 1117">
          <text:p/>
        </draw:connector>
        <draw:connector draw:style-name="gr3" draw:text-style-name="P4" draw:layer="layout" draw:type="line" svg:x1="30.922cm" svg:y1="13.142cm" svg:x2="33.308cm" svg:y2="15.528cm" draw:start-shape="id10" draw:start-glue-point="9" draw:end-shape="id14" draw:end-glue-point="5" svg:d="M30922 13142l2386 2386" svg:viewBox="0 0 2387 2387">
          <text:p/>
        </draw:connector>
        <draw:frame draw:style-name="gr4" draw:text-style-name="P5" draw:layer="layout" svg:width="1.27cm" svg:height="1.27cm" svg:x="21.32cm" svg:y="17.51cm">
          <draw:text-box>
            <text:p><text:span text:style-name="T1">sì</text:span></text:p>
          </draw:text-box>
        </draw:frame>
        <draw:frame draw:style-name="gr4" draw:text-style-name="P5" draw:layer="layout" svg:width="1.27cm" svg:height="1.27cm" svg:x="21.32cm" svg:y="17.51cm">
          <draw:text-box>
            <text:p><text:span text:style-name="T1">sì</text:span></text:p>
          </draw:text-box>
        </draw:frame>
        <draw:frame draw:style-name="gr4" draw:text-style-name="P5" draw:layer="layout" svg:width="1.27cm" svg:height="1.27cm" svg:x="26.4cm" svg:y="17.51cm">
          <draw:text-box>
            <text:p><text:span text:style-name="T1">no</text:span></text:p>
          </draw:text-box>
        </draw:frame>
        <draw:frame draw:style-name="gr4" draw:text-style-name="P5" draw:layer="layout" svg:width="1.27cm" svg:height="1.27cm" svg:x="26.4cm" svg:y="12.43cm">
          <draw:text-box>
            <text:p><text:span text:style-name="T1">sì</text:span></text:p>
          </draw:text-box>
        </draw:frame>
        <draw:frame draw:style-name="gr4" draw:text-style-name="P5" draw:layer="layout" svg:width="1.27cm" svg:height="1.27cm" svg:x="31.48cm" svg:y="12.43cm">
          <draw:text-box>
            <text:p><text:span text:style-name="T1">no</text:span></text:p>
          </draw:text-box>
        </draw:frame>
        <draw:frame draw:style-name="gr4" draw:text-style-name="P5" draw:layer="layout" svg:width="1.27cm" svg:height="1.27cm" svg:x="22.59cm" svg:y="7.35cm">
          <draw:text-box>
            <text:p><text:span text:style-name="T1">no</text:span></text:p>
          </draw:text-box>
        </draw:frame>
        <draw:frame draw:style-name="gr4" draw:text-style-name="P5" draw:layer="layout" svg:width="1.27cm" svg:height="1.27cm" svg:x="17.51cm" svg:y="7.35cm">
          <draw:text-box>
            <text:p><text:span text:style-name="T1">sì</text:span></text:p>
          </draw:text-box>
        </draw:frame>
      </draw:page>
      <draw:page draw:name="page3" draw:style-name="dp1" draw:master-page-name="Default">
        <draw:custom-shape draw:style-name="gr7" draw:text-style-name="P9" xml:id="id16" draw:id="id16" draw:layer="layout" svg:width="3.81cm" svg:height="3.81cm" svg:x="9.89cm" svg:y="9.89cm">
          <text:p text:style-name="P1"><text:span text:style-name="T1">ha i tentacoli</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7" draw:layer="layout" svg:width="1.27cm" svg:height="0.979cm" svg:x="11.16cm" svg:y="9.927cm">
          <draw:text-box>
            <text:p text:style-name="P6"><text:span text:style-name="T2">2</text:span></text:p>
          </draw:text-box>
        </draw:frame>
        <draw:custom-shape draw:style-name="gr2" draw:text-style-name="P3" xml:id="id18" draw:id="id18" draw:layer="layout" svg:width="3.81cm" svg:height="3.81cm" svg:x="22.59cm" svg:y="14.97cm">
          <text:p text:style-name="P1"><text:span text:style-name="T1">mangia le</text:span><text:span text:style-name="T1"><text:line-break/></text:span><text:span text:style-name="T1">formiche</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6" draw:text-style-name="P8" draw:layer="layout" svg:width="1.27cm" svg:height="0.979cm" svg:x="23.86cm" svg:y="15.007cm">
          <draw:text-box>
            <text:p text:style-name="P6"><text:span text:style-name="T2">4</text:span></text:p>
          </draw:text-box>
        </draw:frame>
        <draw:custom-shape draw:style-name="gr8" draw:text-style-name="P10" xml:id="id22" draw:id="id22" draw:layer="layout" svg:width="3.81cm" svg:height="3.81cm" svg:x="6.08cm" svg:y="13.7cm">
          <text:p text:style-name="P1"><text:span text:style-name="T1">un polip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1" draw:layer="layout" svg:width="1.27cm" svg:height="0.979cm" svg:x="7.29cm" svg:y="13.737cm">
          <draw:text-box>
            <text:p text:style-name="P6"><text:span text:style-name="T2">8</text:span></text:p>
          </draw:text-box>
        </draw:frame>
        <draw:custom-shape draw:style-name="gr1" draw:text-style-name="P2" xml:id="id19" draw:id="id19" draw:layer="layout" svg:width="3.81cm" svg:height="3.81cm" svg:x="18.78cm" svg:y="18.78cm">
          <text:p text:style-name="P1"><text:span text:style-name="T1">un pangolin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7" draw:layer="layout" svg:width="1.27cm" svg:height="0.979cm" svg:x="20.05cm" svg:y="18.817cm">
          <draw:text-box>
            <text:p text:style-name="P6"><text:span text:style-name="T2">6</text:span></text:p>
          </draw:text-box>
        </draw:frame>
        <draw:custom-shape draw:style-name="gr1" draw:text-style-name="P2" xml:id="id20" draw:id="id20" draw:layer="layout" svg:width="3.81cm" svg:height="3.81cm" svg:x="26.4cm" svg:y="18.78cm">
          <text:p text:style-name="P1"><text:span text:style-name="T1">un serpent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5" draw:text-style-name="P7" draw:layer="layout" svg:width="1.27cm" svg:height="0.979cm" svg:x="27.63cm" svg:y="18.817cm">
          <draw:text-box>
            <text:p text:style-name="P6"><text:span text:style-name="T2">7</text:span></text:p>
          </draw:text-box>
        </draw:frame>
        <draw:custom-shape draw:style-name="gr8" draw:text-style-name="P10" xml:id="id23" draw:id="id23" draw:layer="layout" svg:width="3.81cm" svg:height="3.81cm" svg:x="13.573cm" svg:y="13.7cm">
          <text:p text:style-name="P1"><text:span text:style-name="T1">una balen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9" draw:text-style-name="P11" draw:layer="layout" svg:width="1.27cm" svg:height="0.979cm" svg:x="14.943cm" svg:y="13.737cm">
          <draw:text-box>
            <text:p text:style-name="P6"><text:span text:style-name="T2">9</text:span></text:p>
          </draw:text-box>
        </draw:frame>
        <draw:custom-shape draw:style-name="gr1" draw:text-style-name="P2" xml:id="id21" draw:id="id21" draw:layer="layout" svg:width="3.81cm" svg:height="3.81cm" svg:x="32.75cm" svg:y="14.97cm">
          <text:p text:style-name="P1"><text:span text:style-name="T1">una formica</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frame draw:style-name="gr5" draw:text-style-name="P7" draw:layer="layout" svg:width="1.27cm" svg:height="0.979cm" svg:x="34.02cm" svg:y="15.007cm">
          <draw:text-box>
            <text:p text:style-name="P6"><text:span text:style-name="T2">5</text:span></text:p>
          </draw:text-box>
        </draw:frame>
        <draw:custom-shape draw:style-name="gr2" draw:text-style-name="P3" xml:id="id17" draw:id="id17" draw:layer="layout" svg:width="3.81cm" svg:height="3.81cm" svg:x="27.67cm" svg:y="9.89cm">
          <text:p text:style-name="P1"><text:span text:style-name="T1">è squamoso</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8" draw:layer="layout" svg:width="1.27cm" svg:height="0.979cm" svg:x="28.97cm" svg:y="9.927cm">
          <draw:text-box>
            <text:p text:style-name="P6"><text:span text:style-name="T2">3</text:span></text:p>
          </draw:text-box>
        </draw:frame>
        <draw:custom-shape draw:style-name="gr2" draw:text-style-name="P3" xml:id="id15" draw:id="id15" draw:layer="layout" svg:width="3.81cm" svg:height="3.81cm" svg:x="18.72cm" svg:y="4.81cm">
          <text:p text:style-name="P1"><text:span text:style-name="T1">vive nel mare</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6" draw:text-style-name="P8" draw:layer="layout" svg:width="1.27cm" svg:height="0.979cm" svg:x="19.99cm" svg:y="4.847cm">
          <draw:text-box>
            <text:p text:style-name="P6"><text:span text:style-name="T2">1</text:span></text:p>
          </draw:text-box>
        </draw:frame>
        <draw:connector draw:style-name="gr3" draw:text-style-name="P4" draw:layer="layout" draw:type="line" svg:x1="19.278cm" svg:y1="8.062cm" svg:x2="13.142cm" svg:y2="10.448cm" draw:start-shape="id15" draw:start-glue-point="7" draw:end-shape="id16" draw:end-glue-point="11" svg:d="M19278 8062l-6136 2386" svg:viewBox="0 0 6137 2387">
          <text:p/>
        </draw:connector>
        <draw:connector draw:style-name="gr3" draw:text-style-name="P4" draw:layer="layout" draw:type="line" svg:x1="21.972cm" svg:y1="8.062cm" svg:x2="28.228cm" svg:y2="10.448cm" draw:start-shape="id15" draw:start-glue-point="9" draw:end-shape="id17" draw:end-glue-point="5" svg:d="M21972 8062l6256 2386" svg:viewBox="0 0 6257 2387">
          <text:p/>
        </draw:connector>
        <draw:connector draw:style-name="gr3" draw:text-style-name="P4" draw:layer="layout" draw:type="line" svg:x1="28.228cm" svg:y1="13.142cm" svg:x2="25.842cm" svg:y2="15.528cm" draw:start-shape="id17" draw:start-glue-point="7" draw:end-shape="id18" draw:end-glue-point="11" svg:d="M28228 13142l-2386 2386" svg:viewBox="0 0 2387 2387">
          <text:p/>
        </draw:connector>
        <draw:connector draw:style-name="gr3" draw:text-style-name="P4" draw:layer="layout" draw:type="line" svg:x1="23.071cm" svg:y1="18.172cm" svg:x2="22.032cm" svg:y2="19.338cm" draw:end-shape="id19" draw:end-glue-point="11" svg:d="M23071 18172l-1039 1166" svg:viewBox="0 0 1040 1167">
          <text:p/>
        </draw:connector>
        <draw:connector draw:style-name="gr3" draw:text-style-name="P4" draw:layer="layout" draw:type="line" svg:x1="25.842cm" svg:y1="18.222cm" svg:x2="26.958cm" svg:y2="19.338cm" draw:start-shape="id18" draw:start-glue-point="9" draw:end-shape="id20" draw:end-glue-point="5" svg:d="M25842 18222l1116 1116" svg:viewBox="0 0 1117 1117">
          <text:p/>
        </draw:connector>
        <draw:connector draw:style-name="gr3" draw:text-style-name="P4" draw:layer="layout" draw:type="line" svg:x1="30.922cm" svg:y1="13.142cm" svg:x2="33.308cm" svg:y2="15.528cm" draw:start-shape="id17" draw:start-glue-point="9" draw:end-shape="id21" draw:end-glue-point="5" svg:d="M30922 13142l2386 2386" svg:viewBox="0 0 2387 2387">
          <text:p/>
        </draw:connector>
        <draw:connector draw:style-name="gr3" draw:text-style-name="P4" draw:layer="layout" draw:type="line" svg:x1="10.448cm" svg:y1="13.142cm" svg:x2="9.332cm" svg:y2="14.258cm" draw:start-shape="id16" draw:start-glue-point="7" draw:end-shape="id22" draw:end-glue-point="11" svg:d="M10448 13142l-1116 1116" svg:viewBox="0 0 1117 1117">
          <text:p/>
        </draw:connector>
        <draw:connector draw:style-name="gr3" draw:text-style-name="P4" draw:layer="layout" draw:type="line" svg:x1="13.142cm" svg:y1="13.142cm" svg:x2="14.131cm" svg:y2="14.258cm" draw:start-shape="id16" draw:start-glue-point="9" draw:end-shape="id23" draw:end-glue-point="5" svg:d="M13142 13142l989 1116" svg:viewBox="0 0 990 1117">
          <text:p/>
        </draw:connector>
        <draw:frame draw:style-name="gr4" draw:text-style-name="P5" draw:layer="layout" svg:width="1.27cm" svg:height="1.27cm" svg:x="22.59cm" svg:y="7.35cm">
          <draw:text-box>
            <text:p><text:span text:style-name="T1">no</text:span></text:p>
          </draw:text-box>
        </draw:frame>
        <draw:frame draw:style-name="gr4" draw:text-style-name="P5" draw:layer="layout" svg:width="1.27cm" svg:height="1.27cm" svg:x="17.51cm" svg:y="7.35cm">
          <draw:text-box>
            <text:p><text:span text:style-name="T1">sì</text:span></text:p>
          </draw:text-box>
        </draw:frame>
        <draw:frame draw:style-name="gr4" draw:text-style-name="P5" draw:layer="layout" svg:width="1.27cm" svg:height="1.27cm" svg:x="13.7cm" svg:y="12.43cm">
          <draw:text-box>
            <text:p><text:span text:style-name="T1">no</text:span></text:p>
          </draw:text-box>
        </draw:frame>
        <draw:frame draw:style-name="gr4" draw:text-style-name="P5" draw:layer="layout" svg:width="1.27cm" svg:height="1.27cm" svg:x="8.62cm" svg:y="12.43cm">
          <draw:text-box>
            <text:p><text:span text:style-name="T1">sì</text:span></text:p>
          </draw:text-box>
        </draw:frame>
        <draw:frame draw:style-name="gr4" draw:text-style-name="P5" draw:layer="layout" svg:width="1.27cm" svg:height="1.27cm" svg:x="21.32cm" svg:y="17.51cm">
          <draw:text-box>
            <text:p><text:span text:style-name="T1">sì</text:span></text:p>
          </draw:text-box>
        </draw:frame>
        <draw:frame draw:style-name="gr4" draw:text-style-name="P5" draw:layer="layout" svg:width="1.27cm" svg:height="1.27cm" svg:x="26.4cm" svg:y="17.51cm">
          <draw:text-box>
            <text:p><text:span text:style-name="T1">no</text:span></text:p>
          </draw:text-box>
        </draw:frame>
        <draw:frame draw:style-name="gr4" draw:text-style-name="P5" draw:layer="layout" svg:width="1.27cm" svg:height="1.27cm" svg:x="26.4cm" svg:y="12.43cm">
          <draw:text-box>
            <text:p><text:span text:style-name="T1">sì</text:span></text:p>
          </draw:text-box>
        </draw:frame>
        <draw:frame draw:style-name="gr4" draw:text-style-name="P5" draw:layer="layout" svg:width="1.27cm" svg:height="1.27cm" svg:x="31.48cm" svg:y="12.43cm">
          <draw:text-box>
            <text:p><text:span text:style-name="T1">no</text:span></text:p>
          </draw:text-box>
        </draw:frame>
      </draw:page>
      <draw:page draw:name="page4" draw:style-name="dp1" draw:master-page-name="Default">
        <draw:custom-shape draw:style-name="gr1" draw:text-style-name="P12" xml:id="id25" draw:id="id25" draw:layer="layout" svg:width="3.81cm" svg:height="3.81cm" svg:x="9.89cm" svg:y="9.89cm">
          <text:p><text:span text:style-name="T1"/></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13" xml:id="id27" draw:id="id27" draw:layer="layout" svg:width="3.81cm" svg:height="3.81cm" svg:x="22.59cm" svg:y="14.97cm">
          <text:p><text:span text:style-name="T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2" xml:id="id28" draw:id="id28" draw:layer="layout" svg:width="3.81cm" svg:height="3.81cm" svg:x="18.78cm" svg:y="18.78cm">
          <text:p><text:span text:style-name="T1"/></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 draw:text-style-name="P12" xml:id="id29" draw:id="id29" draw:layer="layout" svg:width="3.81cm" svg:height="3.81cm" svg:x="26.4cm" svg:y="18.78cm">
          <text:p><text:span text:style-name="T1"/></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 draw:text-style-name="P12" xml:id="id30" draw:id="id30" draw:layer="layout" svg:width="3.81cm" svg:height="3.81cm" svg:x="32.75cm" svg:y="14.97cm">
          <text:p><text:span text:style-name="T1"/></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3" xml:id="id26" draw:id="id26" draw:layer="layout" svg:width="3.81cm" svg:height="3.81cm" svg:x="27.67cm" svg:y="9.89cm">
          <text:p><text:span text:style-name="T1"/></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13" xml:id="id24" draw:id="id24" draw:layer="layout" svg:width="3.81cm" svg:height="3.81cm" svg:x="18.72cm" svg:y="4.81cm">
          <text:p><text:span text:style-name="T1"/></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3" draw:text-style-name="P4" draw:layer="layout" draw:type="line" svg:x1="19.278cm" svg:y1="8.062cm" svg:x2="13.142cm" svg:y2="10.448cm" draw:start-shape="id24" draw:start-glue-point="7" draw:end-shape="id25" draw:end-glue-point="11" svg:d="M19278 8062l-6136 2386" svg:viewBox="0 0 6137 2387">
          <text:p/>
        </draw:connector>
        <draw:connector draw:style-name="gr3" draw:text-style-name="P4" draw:layer="layout" draw:type="line" svg:x1="21.972cm" svg:y1="8.062cm" svg:x2="28.228cm" svg:y2="10.448cm" draw:start-shape="id24" draw:start-glue-point="9" draw:end-shape="id26" draw:end-glue-point="5" svg:d="M21972 8062l6256 2386" svg:viewBox="0 0 6257 2387">
          <text:p/>
        </draw:connector>
        <draw:connector draw:style-name="gr3" draw:text-style-name="P4" draw:layer="layout" draw:type="line" svg:x1="28.228cm" svg:y1="13.142cm" svg:x2="25.842cm" svg:y2="15.528cm" draw:start-shape="id26" draw:start-glue-point="7" draw:end-shape="id27" draw:end-glue-point="11" svg:d="M28228 13142l-2386 2386" svg:viewBox="0 0 2387 2387">
          <text:p/>
        </draw:connector>
        <draw:connector draw:style-name="gr3" draw:text-style-name="P4" draw:layer="layout" draw:type="line" svg:x1="23.071cm" svg:y1="18.172cm" svg:x2="22.032cm" svg:y2="19.338cm" draw:end-shape="id28" draw:end-glue-point="11" svg:d="M23071 18172l-1039 1166" svg:viewBox="0 0 1040 1167">
          <text:p/>
        </draw:connector>
        <draw:connector draw:style-name="gr3" draw:text-style-name="P4" draw:layer="layout" draw:type="line" svg:x1="25.842cm" svg:y1="18.222cm" svg:x2="26.958cm" svg:y2="19.338cm" draw:start-shape="id27" draw:start-glue-point="9" draw:end-shape="id29" draw:end-glue-point="5" svg:d="M25842 18222l1116 1116" svg:viewBox="0 0 1117 1117">
          <text:p/>
        </draw:connector>
        <draw:connector draw:style-name="gr3" draw:text-style-name="P4" draw:layer="layout" draw:type="line" svg:x1="30.922cm" svg:y1="13.142cm" svg:x2="33.308cm" svg:y2="15.528cm" draw:start-shape="id26" draw:start-glue-point="9" draw:end-shape="id30" draw:end-glue-point="5" svg:d="M30922 13142l2386 2386" svg:viewBox="0 0 2387 2387">
          <text:p/>
        </draw:connector>
      </draw:page>
      <draw:page draw:name="page5" draw:style-name="dp1" draw:master-page-name="Default">
        <draw:custom-shape draw:style-name="gr1" draw:text-style-name="P12" xml:id="id32" draw:id="id32" draw:layer="layout" svg:width="3.81cm" svg:height="3.81cm" draw:transform="rotate (-3.14159265358979) translate (36.56cm 17.5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13" xml:id="id34" draw:id="id34" draw:layer="layout" svg:width="3.81cm" svg:height="3.81cm" draw:transform="rotate (-3.14159265358979) translate (23.86cm 1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 draw:text-style-name="P12" xml:id="id35" draw:id="id35" draw:layer="layout" svg:width="3.81cm" svg:height="3.81cm" draw:transform="rotate (-3.14159265358979) translate (27.67cm 8.6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 draw:text-style-name="P12" xml:id="id36" draw:id="id36" draw:layer="layout" svg:width="3.81cm" svg:height="3.81cm" draw:transform="rotate (-3.14159265358979) translate (20.05cm 8.6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 draw:text-style-name="P12" xml:id="id37" draw:id="id37" draw:layer="layout" svg:width="3.81cm" svg:height="3.81cm" draw:transform="rotate (-3.14159265358979) translate (13.7cm 1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2" draw:text-style-name="P13" xml:id="id33" draw:id="id33" draw:layer="layout" svg:width="3.81cm" svg:height="3.81cm" draw:transform="rotate (-3.14159265358979) translate (18.78cm 17.5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2" draw:text-style-name="P13" xml:id="id31" draw:id="id31" draw:layer="layout" svg:width="3.81cm" svg:height="3.81cm" draw:transform="rotate (-3.14159265358979) translate (27.73cm 22.5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3" draw:text-style-name="P4" draw:layer="layout" draw:type="line" svg:x1="27.172cm" svg:y1="19.338cm" svg:x2="33.308cm" svg:y2="16.952cm" draw:start-shape="id31" draw:start-glue-point="7" draw:end-shape="id32" draw:end-glue-point="11" svg:d="M27172 19338l6136-2386" svg:viewBox="0 0 6137 2387">
          <text:p/>
        </draw:connector>
        <draw:connector draw:style-name="gr3" draw:text-style-name="P4" draw:layer="layout" draw:type="line" svg:x1="24.478cm" svg:y1="19.338cm" svg:x2="18.222cm" svg:y2="16.952cm" draw:start-shape="id31" draw:start-glue-point="9" draw:end-shape="id33" draw:end-glue-point="5" svg:d="M24478 19338l-6256-2386" svg:viewBox="0 0 6257 2387">
          <text:p/>
        </draw:connector>
        <draw:connector draw:style-name="gr3" draw:text-style-name="P4" draw:layer="layout" draw:type="line" svg:x1="18.222cm" svg:y1="14.258cm" svg:x2="20.608cm" svg:y2="11.872cm" draw:start-shape="id33" draw:start-glue-point="7" draw:end-shape="id34" draw:end-glue-point="11" svg:d="M18222 14258l2386-2386" svg:viewBox="0 0 2387 2387">
          <text:p/>
        </draw:connector>
        <draw:connector draw:style-name="gr3" draw:text-style-name="P4" draw:layer="layout" draw:type="line" svg:x1="23.379cm" svg:y1="9.228cm" svg:x2="24.418cm" svg:y2="8.062cm" draw:end-shape="id35" draw:end-glue-point="11" svg:d="M23379 9228l1039-1166" svg:viewBox="0 0 1040 1167">
          <text:p/>
        </draw:connector>
        <draw:connector draw:style-name="gr3" draw:text-style-name="P4" draw:layer="layout" draw:type="line" svg:x1="20.608cm" svg:y1="9.178cm" svg:x2="19.492cm" svg:y2="8.062cm" draw:start-shape="id34" draw:start-glue-point="9" draw:end-shape="id36" draw:end-glue-point="5" svg:d="M20608 9178l-1116-1116" svg:viewBox="0 0 1117 1117">
          <text:p/>
        </draw:connector>
        <draw:connector draw:style-name="gr3" draw:text-style-name="P4" draw:layer="layout" draw:type="line" svg:x1="15.528cm" svg:y1="14.258cm" svg:x2="13.142cm" svg:y2="11.872cm" draw:start-shape="id33" draw:start-glue-point="9" draw:end-shape="id37" draw:end-glue-point="5" svg:d="M15528 14258l-2386-2386" svg:viewBox="0 0 2387 2387">
          <text:p/>
        </draw:connector>
      </draw:page>
      <draw:page draw:name="page6" draw:style-name="dp1" draw:master-page-name="Default">
        <draw:custom-shape draw:style-name="gr10" draw:text-style-name="P14" draw:layer="layout" svg:width="30.953cm" svg:height="22.368cm" draw:transform="rotate (-0.113446401379632) translate (9.616cm -0.217cm)">
          <text:p/>
          <draw:enhanced-geometry svg:viewBox="0 0 21600 21600" draw:text-areas="3000 3320 17110 17330" draw:mirror-vertical="true"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15" xml:id="id39" draw:id="id39" draw:layer="layout" svg:width="3.81cm" svg:height="3.81cm" draw:transform="rotate (-3.14159265358979) translate (36.56cm 17.5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16" xml:id="id41" draw:id="id41" draw:layer="layout" svg:width="3.81cm" svg:height="3.81cm" draw:transform="rotate (-3.14159265358979) translate (23.86cm 1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1" draw:text-style-name="P15" xml:id="id42" draw:id="id42" draw:layer="layout" svg:width="3.81cm" svg:height="3.81cm" draw:transform="rotate (-3.14159265358979) translate (27.67cm 8.6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5" xml:id="id43" draw:id="id43" draw:layer="layout" svg:width="3.81cm" svg:height="3.81cm" draw:transform="rotate (-3.14159265358979) translate (20.05cm 8.62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1" draw:text-style-name="P15" xml:id="id44" draw:id="id44" draw:layer="layout" svg:width="3.81cm" svg:height="3.81cm" draw:transform="rotate (-3.14159265358979) translate (13.7cm 12.43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 draw:text-style-name="P16" xml:id="id40" draw:id="id40" draw:layer="layout" svg:width="3.81cm" svg:height="3.81cm" draw:transform="rotate (-3.14159265358979) translate (18.78cm 17.51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2" draw:text-style-name="P16" xml:id="id38" draw:id="id38" draw:layer="layout" svg:width="3.81cm" svg:height="3.81cm" draw:transform="rotate (-3.14159265358979) translate (27.73cm 22.59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onnector draw:style-name="gr13" draw:text-style-name="P4" draw:layer="layout" draw:type="line" svg:x1="27.172cm" svg:y1="19.338cm" svg:x2="33.308cm" svg:y2="16.952cm" draw:start-shape="id38" draw:start-glue-point="7" draw:end-shape="id39" draw:end-glue-point="11" svg:d="M27172 19338l6136-2386" svg:viewBox="0 0 6137 2387">
          <text:p/>
        </draw:connector>
        <draw:connector draw:style-name="gr14" draw:text-style-name="P4" draw:layer="layout" draw:type="line" svg:x1="24.478cm" svg:y1="19.338cm" svg:x2="18.222cm" svg:y2="16.952cm" draw:start-shape="id38" draw:start-glue-point="9" draw:end-shape="id40" draw:end-glue-point="5" svg:d="M24478 19338l-6256-2386" svg:viewBox="0 0 6257 2387">
          <text:p/>
        </draw:connector>
        <draw:connector draw:style-name="gr15" draw:text-style-name="P4" draw:layer="layout" draw:type="line" svg:x1="18.222cm" svg:y1="14.258cm" svg:x2="20.608cm" svg:y2="11.872cm" draw:start-shape="id40" draw:start-glue-point="7" draw:end-shape="id41" draw:end-glue-point="11" svg:d="M18222 14258l2386-2386" svg:viewBox="0 0 2387 2387">
          <text:p/>
        </draw:connector>
        <draw:connector draw:style-name="gr16" draw:text-style-name="P4" draw:layer="layout" draw:type="line" svg:x1="23.379cm" svg:y1="9.228cm" svg:x2="24.418cm" svg:y2="8.062cm" draw:end-shape="id42" draw:end-glue-point="11" svg:d="M23379 9228l1039-1166" svg:viewBox="0 0 1040 1167">
          <text:p/>
        </draw:connector>
        <draw:connector draw:style-name="gr16" draw:text-style-name="P4" draw:layer="layout" draw:type="line" svg:x1="20.608cm" svg:y1="9.178cm" svg:x2="19.492cm" svg:y2="8.062cm" draw:start-shape="id41" draw:start-glue-point="9" draw:end-shape="id43" draw:end-glue-point="5" svg:d="M20608 9178l-1116-1116" svg:viewBox="0 0 1117 1117">
          <text:p/>
        </draw:connector>
        <draw:connector draw:style-name="gr17" draw:text-style-name="P4" draw:layer="layout" draw:type="line" svg:x1="15.528cm" svg:y1="14.258cm" svg:x2="13.142cm" svg:y2="11.872cm" draw:start-shape="id40" draw:start-glue-point="9" draw:end-shape="id44" draw:end-glue-point="5" svg:d="M15528 14258l-2386-2386" svg:viewBox="0 0 2387 2387">
          <text:p/>
        </draw:connector>
        <draw:custom-shape draw:style-name="gr18" draw:text-style-name="P17" draw:layer="layout" svg:width="1.27cm" svg:height="3.683cm" svg:x="25.13cm" svg:y="22.717cm">
          <text:p/>
          <draw:enhanced-geometry svg:viewBox="0 0 21600 21600" draw:type="rectangle" draw:enhanced-path="M 0 0 L 21600 0 21600 21600 0 21600 0 0 Z N"/>
        </draw:custom-shape>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Liberation Sans1" svg:font-family="'Liberation Sans'" style:font-family-generic="swiss" style:font-pitch="variable"/>
    <style:font-face style:name="Liberation Sans Narrow" svg:font-family="'Liberation Sans Narrow'"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draw:textarea-vertical-align="middle"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1cm" fo:margin-bottom="1cm" fo:margin-left="1cm" fo:margin-right="1cm" fo:page-width="42.012cm" fo:page-height="29.693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01T21:56:36.149107601</meta:creation-date>
    <dc:date>2021-05-16T10:56:52.091762094</dc:date>
    <meta:editing-duration>PT26M24S</meta:editing-duration>
    <meta:editing-cycles>8</meta:editing-cycles>
    <meta:generator>LibreOffice/6.4.7.2$Linux_X86_64 LibreOffice_project/40$Build-2</meta:generator>
    <meta:document-statistic meta:object-count="122"/>
  </office:meta>
</office:document-meta>
</file>